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text-properties fo:font-size="10pt"/>
    </style:style>
    <style:style style:name="P21" style:family="paragraph" style:parent-style-name="Standard">
      <style:text-properties fo:font-size="10pt" officeooo:rsid="006f9863" officeooo:paragraph-rsid="008e1ab6"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7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9" draw:text-style-name="P9" svg:width="12.415cm" svg:height="7.305cm" svg:x="0.482cm" svg:y="0.392cm"><draw:text-box><text:p text:style-name="P20"><text:span text:style-name="T3"><text:s/></text:span><text:span text:style-name="T3">1 <text:s/></text:span><text:span text:style-name="T5"><text:s text:c="2"/></text:span><text:span text:style-name="T3">// Reptile.java</text:span></text:p><text:p text:style-name="P20"><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 text:style-name="P20"><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 text:style-name="P20"><text:span text:style-name="T3"><text:s/></text:span><text:span text:style-name="T3">4 <text:s/></text:span><text:span text:style-name="T5"><text:s/>}</text:span></text:p><text:p text:style-name="P20"><text:span text:style-name="T3"><text:s/></text:span><text:span text:style-name="T3">5 <text:s/></text:span><text:span text:style-name="T5"><text:s text:c="3"/></text:span></text:p><text:p text:style-name="P20"><text:span text:style-name="T3"><text:s/></text:span><text:span text:style-name="T3">6 <text:s/></text:span><text:span text:style-name="T5"><text:s text:c="2"/></text:span><text:span text:style-name="T3">// Crocodile.java</text:span></text:p><text:p text:style-name="P20"><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 text:style-name="P20"><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 text:style-name="P20"><text:span text:style-name="T3"><text:s/></text:span><text:span text:style-name="T3">9 <text:s/></text:span><text:span text:style-name="T5"><text:s/></text:span></text:p><text:p text:style-name="P20"><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 text:style-name="P20"><text:span text:style-name="T3">11 <text:s/></text:span><text:span text:style-name="T5"><text:s text:c="9"/></text:span><text:span text:style-name="T4">return</text:span><text:span text:style-name="T5"> </text:span><text:span text:style-name="T6">speed</text:span><text:span text:style-name="T5">;</text:span></text:p><text:p text:style-name="P20"><text:span text:style-name="T3">12 <text:s/></text:span><text:span text:style-name="T5"><text:s text:c="6"/>}</text:span></text:p><text:p text:style-name="P20"><text:span text:style-name="T3">13 <text:s/></text:span></text:p><text:p text:style-name="P20"><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 text:style-name="P20"><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 text:style-name="P20"><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 text:style-name="P20"><text:span text:style-name="T3">17 <text:s/></text:span><text:span text:style-name="T5"><text:s text:c="5"/>}</text:span></text:p><text:p text:style-name="P20"><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10"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1">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1"><text:soft-page-break/>Recuerda, mientras que <text:span text:style-name="T2">this</text:span> incluye miembros actuales y heredados, <text:span text:style-name="T2">super</text:span> solo incluye miembros heredados.</text:p>
      <text:p text:style-name="P21"/>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1-31T23:48:38.678000000</dc:date>
    <meta:editing-duration>PT15H11M23S</meta:editing-duration>
    <meta:editing-cycles>63</meta:editing-cycles>
    <meta:generator>LibreOffice/24.8.4.2$Windows_X86_64 LibreOffice_project/bb3cfa12c7b1bf994ecc5649a80400d06cd71002</meta:generator>
    <meta:document-statistic meta:table-count="0" meta:image-count="4" meta:object-count="0" meta:page-count="5" meta:paragraph-count="49" meta:word-count="1655" meta:character-count="9737" meta:non-whitespace-character-count="8120"/>
  </office:meta>
</office:document-meta>
</file>